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f076" officeooo:paragraph-rsid="0015f076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DATABASE Question Set</text:p>
      <text:p text:style-name="P1"/>
      <text:p text:style-name="P1"></text:p>
      <text:p text:style-name="P1">DataBase:</text:p>
      <text:p text:style-name="P1"></text:p>
      <text:p text:style-name="P1">1. The primary key is selected from the:</text:p>
      <text:p text:style-name="P1"></text:p>
      <text:p text:style-name="P1">A.<text:tab/>composite keys.</text:p>
      <text:p text:style-name="P1">B.<text:tab/>determinants.</text:p>
      <text:p text:style-name="P1">C.<text:tab/>candidate keys.</text:p>
      <text:p text:style-name="P1">D.<text:tab/>foreign keys.</text:p>
      <text:p text:style-name="P1"></text:p>
      <text:p text:style-name="P1">Ans: C</text:p>
      <text:p text:style-name="P1"></text:p>
      <text:p text:style-name="P1">2.</text:p>
      <text:p text:style-name="P1">Which character function can be used to return a specified portion of a character string?</text:p>
      <text:p text:style-name="P1"></text:p>
      <text:p text:style-name="P1">A) INSTR</text:p>
      <text:p text:style-name="P1"></text:p>
      <text:p text:style-name="P1">B) SUBSTRING</text:p>
      <text:p text:style-name="P1"></text:p>
      <text:p text:style-name="P1">C) SUBSTR</text:p>
      <text:p text:style-name="P1"></text:p>
      <text:p text:style-name="P1">D) POS</text:p>
      <text:p text:style-name="P1"></text:p>
      <text:p text:style-name="P1"></text:p>
      <text:p text:style-name="P1">Ans: C</text:p>
      <text:p text:style-name="P1"></text:p>
      <text:p text:style-name="P1"></text:p>
      <text:p text:style-name="P1"></text:p>
      <text:p text:style-name="P1">3.</text:p>
      <text:p text:style-name="P1">What are the different events in Triggers?</text:p>
      <text:p text:style-name="P1"></text:p>
      <text:p text:style-name="P1">A) Define, Create</text:p>
      <text:p text:style-name="P1"><text:soft-page-break/></text:p>
      <text:p text:style-name="P1">B) Drop, Comment</text:p>
      <text:p text:style-name="P1"></text:p>
      <text:p text:style-name="P1">C) Insert, Update, Delete</text:p>
      <text:p text:style-name="P1"></text:p>
      <text:p text:style-name="P1">D) Select, Commit</text:p>
      <text:p text:style-name="P1"></text:p>
      <text:p text:style-name="P1"></text:p>
      <text:p text:style-name="P1">4.</text:p>
      <text:p text:style-name="P1"><text:s/>Updating the value of the view</text:p>
      <text:p text:style-name="P1">a) Will affect the relation from which it is defined</text:p>
      <text:p text:style-name="P1">b) Will not change the view definition</text:p>
      <text:p text:style-name="P1">c) Will not affect the relation from which it is defined</text:p>
      <text:p text:style-name="P1">d) Cannot determine</text:p>
      <text:p text:style-name="P1"></text:p>
      <text:p text:style-name="P1">Ans : a</text:p>
      <text:p text:style-name="P1"></text:p>
      <text:p text:style-name="P1">5.</text:p>
      <text:p text:style-name="P1"></text:p>
      <text:p text:style-name="P1">Select name</text:p>
      <text:p text:style-name="P1">from instructor</text:p>
      <text:p text:style-name="P1">where salary is not null;</text:p>
      <text:p text:style-name="P1">Selects</text:p>
      <text:p text:style-name="P1">a) Tuples with null value</text:p>
      <text:p text:style-name="P1">b) Tuples with no null values</text:p>
      <text:p text:style-name="P1">c) Tuples with any salary</text:p>
      <text:p text:style-name="P1">d) All of the mentioned</text:p>
      <text:p text:style-name="P1"></text:p>
      <text:p text:style-name="P1">Ans: b</text:p>
      <text:p text:style-name="P1"></text:p>
      <text:p text:style-name="P1">6.</text:p>
      <text:p text:style-name="P1">Table Employee has 10 records. It has a non-NULL SALARY column which is also UNIQUE.</text:p>
      <text:p text:style-name="P1">The SQL statement</text:p>
      <text:p text:style-name="P1"></text:p>
      <text:p text:style-name="P1"><text:soft-page-break/>SELECT COUNT(*) FROM Employee WHERE <text:s/>SALARY &gt; ANY (SELECT SALARY FROM EMPLOYEE); </text:p>
      <text:p text:style-name="P1">prints</text:p>
      <text:p text:style-name="P1"></text:p>
      <text:p text:style-name="P1">A. 10</text:p>
      <text:p text:style-name="P1">B. 9</text:p>
      <text:p text:style-name="P1">C. 5</text:p>
      <text:p text:style-name="P1">D. 0</text:p>
      <text:p text:style-name="P1"></text:p>
      <text:p text:style-name="P1">Ans: B</text:p>
      <text:p text:style-name="P1"></text:p>
      <text:p text:style-name="P1"></text:p>
      <text:p text:style-name="P1">7.</text:p>
      <text:p text:style-name="P1">Find the name of cities with all entries whose temperature is in the range of 71 and 89</text:p>
      <text:p text:style-name="P1"></text:p>
      <text:p text:style-name="P1">a) SELECT * FROM weather WHERE temperature NOT IN (71 to 89);</text:p>
      <text:p text:style-name="P1">b) SELECT * FROM weather WHERE temperature NOT IN (71 and 89);</text:p>
      <text:p text:style-name="P1">c) SELECT * FROM weather WHERE temperature NOT BETWEEN 71 to 89;</text:p>
      <text:p text:style-name="P1">d) SELECT * FROM weather WHERE temperature BETWEEN 71 AND 89; <text:s/></text:p>
      <text:p text:style-name="P1"></text:p>
      <text:p text:style-name="P1"></text:p>
      <text:p text:style-name="P1"></text:p>
      <text:p text:style-name="P1">Ans: D</text:p>
      <text:p text:style-name="P1"></text:p>
      <text:p text:style-name="P1"></text:p>
      <text:p text:style-name="P1">8.</text:p>
      <text:p text:style-name="P1">Which of the following is NOT a type of SQL constraint?</text:p>
      <text:p text:style-name="P1">a) PRIMARY KEY</text:p>
      <text:p text:style-name="P1">b) ALTERNATE KEY</text:p>
      <text:p text:style-name="P1">c) FOREIGN KEY</text:p>
      <text:p text:style-name="P1"><text:soft-page-break/>d) UNIQUE</text:p>
      <text:p text:style-name="P1"></text:p>
      <text:p text:style-name="P1">Ans: b</text:p>
      <text:p text:style-name="P1"></text:p>
      <text:p text:style-name="P1"></text:p>
      <text:p text:style-name="P1">9)</text:p>
      <text:p text:style-name="P1">The SQL ALTER statement can be used to:</text:p>
      <text:p text:style-name="P1">a) change the table data</text:p>
      <text:p text:style-name="P1">b) change the table structure</text:p>
      <text:p text:style-name="P1">c) delete rows from table</text:p>
      <text:p text:style-name="P1">d) add rows to the table</text:p>
      <text:p text:style-name="P1"></text:p>
      <text:p text:style-name="P1">Ans: b</text:p>
      <text:p text:style-name="P1"></text:p>
      <text:p text:style-name="P1">10)</text:p>
      <text:p text:style-name="P1">You want all dates when any employee was hired. Multiple employees were hired on the same date and you want to see the date only once. </text:p>
      <text:p text:style-name="P1">Which of the following query is valid for this?</text:p>
      <text:p text:style-name="P1"></text:p>
      <text:p text:style-name="P1">a) Select distinct hiredate From hr.employee Order by hiredate; </text:p>
      <text:p text:style-name="P1">b) Select hiredate From hr.employees <text:s/>group by hiredate Order by hiredate; </text:p>
      <text:p text:style-name="P1">c) Both a and b</text:p>
      <text:p text:style-name="P1">Ans: 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9:22:41.176422464</meta:creation-date>
    <dc:date>2015-07-06T19:23:29.160707857</dc:date>
    <meta:editing-duration>P0D</meta:editing-duration>
    <meta:editing-cycles>1</meta:editing-cycles>
    <meta:document-statistic meta:table-count="0" meta:image-count="0" meta:object-count="0" meta:page-count="4" meta:paragraph-count="118" meta:word-count="377" meta:character-count="2056" meta:non-whitespace-character-count="1626"/>
    <meta:generator>LibreOffice/4.2.8.2$Linux_X86_64 LibreOffice_project/420m0$Build-2</meta:generator>
  </office:meta>
</office:document-meta>
</file>